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6.35mm"/>
    </style:style>
    <style:style style:name="co1" style:family="table-column">
      <style:table-column-properties fo:break-before="auto" style:column-width="5.52mm"/>
    </style:style>
    <style:style style:name="co3" style:family="table-column">
      <style:table-column-properties fo:break-before="auto" style:column-width="5.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ＭＳ Ｐゴシック" style:font-name-asian="ＭＳ Ｐゴシック" style:font-name-complex="ＭＳ Ｐゴシック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font-style-asian="normal" style:font-weight-asian="normal" style:font-name-complex="ＭＳ Ｐゴシック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事前準備" table:style-name="ta1" table:print="false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①</text:p>
          </table:table-cell>
          <table:table-cell table:style-name="ce1" office:value-type="string" calcext:value-type="string">
            <text:p>python-pygame をインストールする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" office:value-type="string" calcext:value-type="string">
            <text:p>sudo apt-get install python-pygame 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②</text:p>
          </table:table-cell>
          <table:table-cell office:value-type="string" calcext:value-type="string">
            <text:p>デスクトップ上に次のようにファイルを作成する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ファイル名：start_ping_sysytem.sh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 calcext:value-type="string">
            <text:p>#!/bin/bas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d ../ping_system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python3 ping_checker.py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③</text:p>
          </table:table-cell>
          <table:table-cell office:value-type="string" calcext:value-type="string">
            <text:p>以下のコマンドを実行する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hmod 777 /home/pi/デスクトップ/start_ping_system.sh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④</text:p>
          </table:table-cell>
          <table:table-cell office:value-type="string" calcext:value-type="string">
            <text:p>以下のコマンドを実行する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hmod 777 /home/pi/デスクトップ/stop_ping_system.sh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⑤</text:p>
          </table:table-cell>
          <table:table-cell office:value-type="string" calcext:value-type="string">
            <text:p>下記コマンドを実行する（ファイルが展開されるので展開してよい場所で実行すること）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" office:value-type="string" calcext:value-type="string">
            <text:p>git clone https://github.com/szazo/DHT11_Python.git 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⑥</text:p>
          </table:table-cell>
          <table:table-cell office:value-type="string" calcext:value-type="string">
            <text:p>⑤にて展開したフォルダからdht11.pyを取得する</text:p>
          </table:table-cell>
          <table:table-cell table:number-columns-repeated="1021"/>
        </table:table-row>
      </table:table>
      <table:table table:name="ソースコード" table:style-name="ta1" table:print="false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◆</text:p>
          </table:table-cell>
          <table:table-cell office:value-type="string" calcext:value-type="string">
            <text:p>ping_checker.py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import RPi.GPIO as GPI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from time import sleep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mport sy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mport o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mport pygame.mixe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mport threadin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mport subproces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mport disp_uti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mport threadin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mport r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hostname = "8.8.8.8"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ED_NORMAL = 2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ED_ERROR = 2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BUTTON = 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ing_counter = 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GPIO.setwarnings(False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PIO.setmode(GPIO.BCM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GPIO.setup(LED_NORMAL, GPIO.OUT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PIO.setup(LED_ERROR, GPIO.OUT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PIO.setup(BUTTON, GPIO.IN, pull_up_down=GPIO.PUD_UP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 ポート番号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OUND_PORT = 1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周波数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ONES = {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'ド': 523,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'レ': 587,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'ミ': 659,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'ファ': 698,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'ソ': 783,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'ラ': 880,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'シ': 987,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}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 メロディー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ELODY = ['ド', 'レ', 'ミ', 'ファ', 'ミ', 'レ', 'ド',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8"/>'ミ', 'ファ', 'ソ', 'ラ', 'ソ', 'ファ', 'ミ']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 tracerouteの結果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r_text = []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 GPIOの設定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PIO.setmode(GPIO.BCM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PIO.setup(SOUND_PORT, GPIO.OUT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PIO.setup(24, GPIO.IN, pull_up_down=GPIO.PUD_UP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PWMを使う準備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wm = GPIO.PWM(SOUND_PORT, 440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 音声ファイルの準備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ygame.mixer.init(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ygame.mixer.music.load("./g_string_quartet.mp3"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 ブザー音のフラグをTrueにする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witch_flg = Tru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ef proc()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4"/>bef_line = ''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4"/>for line in tr_text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8"/># IPアドレスが表示されていない場合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8"/>if line.find("*") != -1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# IPアドレスを取得する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m = re.search('\d{1,3}.\d{1,3}.\d{1,3}.\d{1,3}', bef_line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# ディスプレイに表示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disp_util.print_disp("IP ADDRESS", m.group(0)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brea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8"/>else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bef_line = lin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ry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4"/>while True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8"/># PINGを実行し正常に動作しているか確認する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8"/>ping_resp = subprocess.call("ping -c 1 " + hostname, shell=True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s text:c="8"/># PINGが通っている場合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8"/>if ping_resp == 0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# ブザー音のフラグをTrueにする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switch_flg = Tru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# 警告音を停止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pygame.mixer.music.stop(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8"/># ディスプレイを初期化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disp_util.print_disp("", ""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# カウンタをリセット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ping_counter = 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# 緑ランプをつける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GPIO.output(LED_NORMAL, GPIO.HIGH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sleep(5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# PINGが通っていない場合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8"/>else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# 連続３回通らなくなるまでカウンタを計上する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if ping_counter &lt; 3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6"/>ping_counter += 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s text:c="12"/># 連続３回通っていない場合はエラー処理を実行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else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6"/># 緑ランプを消す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6"/>GPIO.output(LED_NORMAL, GPIO.LOW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s text:c="16"/>try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# traceroute結果を取得する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0"/>response = subprocess.check_output("traceroute 8.8.8.8", universal_newlines=True, shell=True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0"/>tr_text = str(response).split("\n"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s text:c="20"/># ディスプレイに表示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0"/>pt = threading.Thread(target=proc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0"/>pt.start(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s text:c="16"/>except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0"/>disp_util.print_disp("No Connect", ""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s text:c="16"/>for mel in MELODY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0"/># スイッチが押された場合、ブザー音のフラグをFalseに設定する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0"/>if GPIO.input(24) == GPIO.LOW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4"/>switch_flg = Fals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s text:c="20"/># 赤ランプをつける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0"/>GPIO.output(LED_ERROR, GPIO.HIGH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s text:c="20"/># スイッチが押されていない状態の場合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0"/>if switch_flg == True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# 警告音を再生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4"/>pygame.mixer.music.play(-1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4"/># 周波数を設定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4"/>pwm.ChangeFrequency(TONES[mel]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4"/># デューティー比50%で再生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4"/>pwm.start(50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s text:c="20"/># スイッチが押されている状態の場合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0"/>else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4"/># 警告音を停止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4"/>pygame.mixer.music.stop(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s text:c="20"/>sleep(0.5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0"/># 赤ランプを消す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0"/>GPIO.output(LED_ERROR, GPIO.LOW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s text:c="20"/># スイッチが押されていない状態の場合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0"/>if switch_flg == True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4"/># 停止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4"/>pwm.stop(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s text:c="20"/>sleep(0.1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cept KeyboardInterrupt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4"/># ランプを消し、警告音をオフにし、ディスプレイの文字を消す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4"/>GPIO.output(LED_ERROR, GPIO.LOW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4"/>GPIO.output(LED_NORMAL, GPIO.LOW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4"/>pygame.mixer.stop(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4"/>disp_util.print_disp("", ""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4"/>pas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GPIO.cleanup(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ys.exit()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◆</text:p>
          </table:table-cell>
          <table:table-cell office:value-type="string" calcext:value-type="string">
            <text:p>disp_util.py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 -*- coding: utf-8 -*-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!/usr/bin/pytho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mport dht1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mport RPi.GPIO as GPI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from time import sleep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from time import gmtime, strftim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mport datetim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mport smbu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mport r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initialize GPI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PIO.setwarnings(False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PIO.setmode(GPIO.BCM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PIO.cleanup(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read data using pin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nstance = dht11.DHT11(pin=4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Define some device parameter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2C_ADDR <text:s/>= 0x27 # I2C device address #アドレスが違う場合もあるかもしれない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CD_WIDTH = 16 <text:s text:c="2"/># Maximum characters per lin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Define some device constant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CD_CHR = 1 # Mode - Sending data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CD_CMD = 0 # Mode - Sending comman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CD_LINE_1 = 0x80 # LCD RAM address for the 1st lin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CD_LINE_2 = 0xC0 # LCD RAM address for the 2nd lin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CD_BACKLIGHT <text:s/>= 0x08 <text:s/># O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LCD_BACKLIGHT = 0x00 <text:s/># Off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NABLE = 0b00000100 # Enable bi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Timing constant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_PULSE = 0.000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_DELAY = 0.000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Open I2C interfac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bus = smbus.SMBus(0) <text:s/># Rev 1 Pi uses 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bus = smbus.SMBus(1) # Rev 2 Pi uses 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ディスプレイを使うための初期化処理をする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ef lcd_init()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lcd_byte(0x33,LCD_CMD) # 110011 Initialis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lcd_byte(0x32,LCD_CMD) # 110010 Initialis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lcd_byte(0x06,LCD_CMD) # 000110 Cursor move directio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lcd_byte(0x0C,LCD_CMD) # 001100 Display On,Cursor Off, Blink Off 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lcd_byte(0x28,LCD_CMD) # 101000 Data length, number of lines, font siz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lcd_byte(0x01,LCD_CMD) # 000001 Clear displa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sleep(E_DELAY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バイトデータをピンに送る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ef lcd_byte(bits, mode)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# bits = the data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# mode = 1 for data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# <text:s text:c="7"/>0 for comman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bits_high = mode | (bits &amp; 0xF0) | LCD_BACKLIGH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bits_low = mode | ((bits&lt;&lt;4) &amp; 0xF0) | LCD_BACKLIGH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# High bit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bus.write_byte(I2C_ADDR, bits_high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lcd_toggle_enable(bits_high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# Low bit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bus.write_byte(I2C_ADDR, bits_low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lcd_toggle_enable(bits_low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LCDを有効化する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ef lcd_toggle_enable(bits)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sleep(E_DELAY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bus.write_byte(I2C_ADDR, (bits | ENABLE)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sleep(E_PULSE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bus.write_byte(I2C_ADDR,(bits &amp; ~ENABLE)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sleep(E_DELAY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文字列をディスプレイに表示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ef lcd_string(message,line)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message = message.ljust(LCD_WIDTH," "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lcd_byte(line, LCD_CMD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for i in range(LCD_WIDTH)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4"/>lcd_byte(ord(message[i]),LCD_CHR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 引数１に1行目に表示する文字、引数２に2行目に表示する文字を設定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ef print_disp(line1,line2): 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4"/># Initialise displa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4"/>lcd_init(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4"/>lcd_string(line1, LCD_LINE_1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4"/>lcd_string(line2, LCD_LINE_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 終了前処理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ef finally_disp()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LCD_BACKLIGHT = 0x00 <text:s/>#バックライトオフ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lcd_byte(0x01, LCD_CMD) #表示内容クリア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GPIO.cleanup()</text:p>
          </table:table-cell>
          <table:table-cell table:number-columns-repeated="1021"/>
        </table:table-row>
      </table:table>
      <table:table table:name="フォルダ構成" table:style-name="ta1" table:print="false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/>
          <table:table-cell office:value-type="string" calcext:value-type="string">
            <text:p>━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┳</text:p>
          </table:table-cell>
          <table:table-cell office:value-type="string" calcext:value-type="string">
            <text:p>デスクトップ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┃</text:p>
          </table:table-cell>
          <table:table-cell office:value-type="string" calcext:value-type="string">
            <text:p>┣</text:p>
          </table:table-cell>
          <table:table-cell office:value-type="string" calcext:value-type="string">
            <text:p>start_ping_system.sh</text:p>
          </table:table-cell>
          <table:table-cell table:number-columns-repeated="7"/>
          <table:table-cell office:value-type="string" calcext:value-type="string">
            <text:p>←本手順書と同じ個所に格納されているファイル</text:p>
          </table:table-cell>
          <table:table-cell table:number-columns-repeated="1008"/>
        </table:table-row>
        <table:table-row table:style-name="ro2">
          <table:table-cell table:number-columns-repeated="5"/>
          <table:table-cell office:value-type="string" calcext:value-type="string">
            <text:p>┃</text:p>
          </table:table-cell>
          <table:table-cell office:value-type="string" calcext:value-type="string">
            <text:p>┗</text:p>
          </table:table-cell>
          <table:table-cell office:value-type="string" calcext:value-type="string">
            <text:p>stop_ping_system.sh</text:p>
          </table:table-cell>
          <table:table-cell table:number-columns-repeated="7"/>
          <table:table-cell office:value-type="string" calcext:value-type="string">
            <text:p>←本手順書と同じ個所に格納されているファイル</text:p>
          </table:table-cell>
          <table:table-cell table:number-columns-repeated="1008"/>
        </table:table-row>
        <table:table-row table:style-name="ro2">
          <table:table-cell table:number-columns-repeated="5"/>
          <table:table-cell office:value-type="string" calcext:value-type="string">
            <text:p>┃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┗</text:p>
          </table:table-cell>
          <table:table-cell office:value-type="string" calcext:value-type="string">
            <text:p>ping_system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┣</text:p>
          </table:table-cell>
          <table:table-cell office:value-type="string" calcext:value-type="string">
            <text:p>ping_ckecker.py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┣</text:p>
          </table:table-cell>
          <table:table-cell office:value-type="string" calcext:value-type="string">
            <text:p>dht11.py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┣</text:p>
          </table:table-cell>
          <table:table-cell office:value-type="string" calcext:value-type="string">
            <text:p>disp_util.py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┗</text:p>
          </table:table-cell>
          <table:table-cell office:value-type="string" calcext:value-type="string">
            <text:p>g_string_quartet.mp3</text:p>
          </table:table-cell>
          <table:table-cell table:number-columns-repeated="7"/>
          <table:table-cell office:value-type="string" calcext:value-type="string">
            <text:p>←</text:p>
          </table:table-cell>
          <table:table-cell office:value-type="string" calcext:value-type="string">
            <text:p>任意の音声ファイル</text:p>
          </table:table-cell>
          <table:table-cell table:number-columns-repeated="1007"/>
        </table:table-row>
      </table:table>
      <table:table table:name="実行方法" table:style-name="ta1">
        <table:table-column table:style-name="co3" table:number-columns-repeated="1024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実行手順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①</text:p>
          </table:table-cell>
          <table:table-cell office:value-type="string" calcext:value-type="string">
            <text:p>デスクトップ上にあるstart_ping_sysytem.shをダブルクリックする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停止手順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①</text:p>
          </table:table-cell>
          <table:table-cell office:value-type="string" calcext:value-type="string">
            <text:p>デスクトップ上にあるstop_ping_sysytem.shをダブルクリックする</text:p>
          </table:table-cell>
          <table:table-cell table:number-columns-repeated="18"/>
          <table:table-cell office:value-type="string" calcext:value-type="string">
            <text:p>※注意・・・他のpythonソースが動作していないこと</text:p>
          </table:table-cell>
          <table:table-cell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000/00/00</text:date>, <text:time style:data-style-name="N2" text:time-value="15:20:31.4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20M50S</meta:editing-duration>
    <meta:editing-cycles>12</meta:editing-cycles>
    <meta:generator>LibreOffice/5.0.3.2$Windows_x86 LibreOffice_project/e5f16313668ac592c1bfb310f4390624e3dbfb75</meta:generator>
    <dc:date>2018-05-30T15:21:18.176000000</dc:date>
    <meta:document-statistic meta:table-count="4" meta:cell-count="284" meta:object-count="0"/>
    <meta:user-defined meta:name="Info 1"/>
    <meta:user-defined meta:name="Info 2"/>
    <meta:user-defined meta:name="Info 3"/>
    <meta:user-defined meta:name="Info 4"/>
  </office:meta>
</office:document-meta>
</file>